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master-page-name="HTML">
      <style:paragraph-properties fo:margin-left="0cm" fo:margin-right="0cm" fo:text-indent="0cm" style:auto-text-indent="false" style:page-number="auto"/>
    </style:style>
    <style:style style:name="P2" style:family="paragraph" style:parent-style-name="Heading_20_3">
      <style:paragraph-properties fo:margin-left="0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3"/>
    <style:style style:name="P9" style:family="paragraph" style:parent-style-name="Preformatted_20_Text">
      <style:paragraph-properties fo:margin-top="0cm" fo:margin-bottom="0.499cm" style:contextual-spacing="fals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paragraph-properties fo:margin-top="0cm" fo:margin-bottom="0cm" style:contextual-spacing="false"/>
    </style:style>
    <style:style style:name="P19" style:family="paragraph" style:parent-style-name="Text_20_body" style:list-style-name="L10"/>
    <style:style style:name="P20" style:family="paragraph" style:parent-style-name="Heading_20_4">
      <style:paragraph-properties fo:margin-left="0cm" fo:margin-right="0cm" fo:text-indent="0cm" style:auto-text-indent="false"/>
    </style:style>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paragraph-properties fo:margin-top="0cm" fo:margin-bottom="0cm" style:contextual-spacing="false"/>
    </style:style>
    <style:style style:name="P26" style:family="paragraph" style:parent-style-name="Text_20_body" style:list-style-name="L13"/>
    <style:style style:name="T1" style:family="text">
      <style:text-properties officeooo:rsid="000f452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introduction"/>Introduction</text:h>
      <text:p text:style-name="Text_20_body"><text:span text:style-name="T1">For now we will</text:span> be working with the Google Gemini API, a powerful tool for generative AI tasks like text generation, multimodal processing (e.g., images, audio), and more. This guide provides step-by-step instructions to register for the API, set up your environment, and test it using Python. The Gemini API offers a free tier suitable for learning and prototyping, with some rate limits (e.g., lower requests per minute compared to paid tiers). We'll focus on the free tier, which is accessible without a credit card. </text:p>
      <text:p text:style-name="Text_20_body">After setup and testing, you'll complete two small coding tasks to practice. These tasks emphasize basic API integration, prompting, and error handling. Use Python 3.9 or higher for all examples.</text:p>
      <text:h text:style-name="P2" text:outline-level="3"><text:bookmark text:name="prerequisites"/>Prerequisites</text:h>
      <text:list text:style-name="L1">
        <text:list-item>
          <text:p text:style-name="P3">A Google account (e.g., Gmail). If you don't have one, create it at accounts.google.com. </text:p>
        </text:list-item>
        <text:list-item>
          <text:p text:style-name="P3">Python 3.9 or higher installed on your machine (download from python.org if needed). </text:p>
        </text:list-item>
        <text:list-item>
          <text:p text:style-name="P3">Basic familiarity with Python, pip (Python package manager), and command-line tools. </text:p>
        </text:list-item>
        <text:list-item>
          <text:p text:style-name="P4">A code editor like VS Code, <text:span text:style-name="T1">Windsurf.</text:span></text:p>
        </text:list-item>
      </text:list>
      <text:p text:style-name="Text_20_body">Note: The free tier has limitations, such as no access to tuning or certain advanced models (e.g., some preview models like Gemini 2.5 Flash Native Audio). Data from free tier usage may be used to improve Google's products (review terms at ai.google.dev/gemini-api/terms). Quotas include lower rate limits (e.g., requests per minute) and specifics like 500 requests per day for grounding with Google Search on models like Gemini 1.5 Flash or 2.5 Pro. 2</text:p>
      <text:h text:style-name="P2" text:outline-level="3"><text:bookmark text:name="step1registeringandgettinganapikey"/>Step 1: Registering and Getting an API Key</text:h>
      <text:list text:style-name="L2">
        <text:list-item>
          <text:p text:style-name="P5">Visit Google AI Studio at <text:a xlink:type="simple" xlink:href="https://aistudio.google.com/" text:style-name="Internet_20_link" text:visited-style-name="Visited_20_Internet_20_Link">https://aistudio.google.com</text:a>. </text:p>
        </text:list-item>
        <text:list-item>
          <text:p text:style-name="P5">Sign in with your Google account. If prompted, agree to the terms of service. </text:p>
        </text:list-item>
        <text:list-item>
          <text:p text:style-name="P5">Once logged in, navigate to the API key section by clicking on "Get API key" or visiting <text:a xlink:type="simple" xlink:href="https://aistudio.google.com/app/apikey" text:style-name="Internet_20_link" text:visited-style-name="Visited_20_Internet_20_Link">https://aistudio.google.com/app/apikey</text:a> directly. </text:p>
        </text:list-item>
        <text:list-item>
          <text:p text:style-name="P5">Click "Create API key" (or "Create new key" if you already have one). This generates a free API key instantly—no billing setup required. </text:p>
        </text:list-item>
        <text:list-item>
          <text:p text:style-name="P5">Copy the API key (it looks like a long string, e.g., AIzaSy…). Store it securely (e.g., in a .env file or environment variable)—do not share it publicly, as it could be revoked if abused. </text:p>
        </text:list-item>
        <text:list-item>
          <text:p text:style-name="P6">Test the key in the AI Studio playground: Enter a prompt like "Hello, world!" and generate a response to confirm it works. </text:p>
        </text:list-item>
      </text:list>
      <text:p text:style-name="Text_20_body">This process is free and takes under 5 minutes. </text:p>
      <text:h text:style-name="P2" text:outline-level="3"><text:bookmark text:name="step2settingupyourpythonenvironment"/>Step 2: Setting Up Your Python Environment</text:h>
      <text:list text:style-name="L3">
        <text:list-item>
          <text:p text:style-name="P7">Open a terminal or command prompt. </text:p>
        </text:list-item>
        <text:list-item>
          <text:p text:style-name="P8">Create a new directory for your project: </text:p>
        </text:list-item>
      </text:list>
      <text:p text:style-name="Preformatted_20_Text"><text:span text:style-name="Source_20_Text"><text:s text:c="3"/>mkdir gemini-api-project</text:span></text:p>
      <text:p text:style-name="P9"><text:span text:style-name="Source_20_Text"><text:s text:c="3"/>cd gemini-api-project</text:span></text:p>
      <text:list text:style-name="L4">
        <text:list-item>
          <text:p text:style-name="P10">(Optional but recommended) Create a virtual environment to isolate dependencies: </text:p>
        </text:list-item>
      </text:list>
      <text:p text:style-name="Preformatted_20_Text"><text:span text:style-name="Source_20_Text"><text:s text:c="3"/>python -m venv venv</text:span></text:p>
      <text:p text:style-name="P9"><text:span text:style-name="Source_20_Text"><text:s text:c="3"/>source venv/bin/activate <text:s/># On Windows: venv\Scripts\activate</text:span></text:p>
      <text:list text:style-name="L5">
        <text:list-item>
          <text:p text:style-name="P11">Install the Google Generative AI SDK: </text:p>
        </text:list-item>
      </text:list>
      <text:p text:style-name="P9"><text:soft-page-break/><text:span text:style-name="Source_20_Text"><text:s text:c="3"/>pip install -q -U google-generativeai</text:span></text:p>
      <text:p text:style-name="Text_20_body">This installs the <text:span text:style-name="Source_20_Text">google.generativeai</text:span> package (aliased as <text:span text:style-name="Source_20_Text">genai</text:span> in code).</text:p>
      <text:list text:style-name="L6">
        <text:list-item>
          <text:p text:style-name="P12">Set your API key as an environment variable for security (avoids hardcoding it in scripts): </text:p>
        </text:list-item>
      </text:list>
      <text:list text:style-name="L7">
        <text:list-item>
          <text:p text:style-name="P13">On macOS/Linux: <text:span text:style-name="Source_20_Text">export GEMINI_API_KEY="your-api-key-here"</text:span> </text:p>
        </text:list-item>
        <text:list-item>
          <text:p text:style-name="P14">On Windows: <text:span text:style-name="Source_20_Text">set GEMINI_API_KEY=your-api-key-here</text:span><text:line-break/>Add this to your shell profile (e.g., .bashrc) for persistence, or use a .env file with <text:span text:style-name="Source_20_Text">python-dotenv</text:span> package. </text:p>
        </text:list-item>
      </text:list>
      <text:p text:style-name="Text_20_body">If installation fails, ensure pip is up-to-date (<text:span text:style-name="Source_20_Text">pip install --upgrade pip</text:span>) and check for Python version mismatches. 1</text:p>
      <text:h text:style-name="P2" text:outline-level="3"><text:bookmark text:name="step3testingtheapi"/>Step 3: Testing the API</text:h>
      <text:list text:style-name="L8">
        <text:list-item>
          <text:p text:style-name="P15">Create a new Python file, e.g., <text:span text:style-name="Source_20_Text">test_gemini.py</text:span>. </text:p>
        </text:list-item>
        <text:list-item>
          <text:p text:style-name="P16">Add the following code to make a basic API call using the Gemini 2.5 Flash model (a fast, free-tier model suitable for testing): </text:p>
        </text:list-item>
      </text:list>
      <text:p text:style-name="Preformatted_20_Text"><text:span text:style-name="Source_20_Text"><text:s text:c="3"/>import google.generativeai as genai</text:span></text:p>
      <text:p text:style-name="Preformatted_20_Text"/>
      <text:p text:style-name="Preformatted_20_Text"><text:span text:style-name="Source_20_Text"><text:s text:c="3"/># The SDK automatically uses the GEMINI_API_KEY environment variable</text:span></text:p>
      <text:p text:style-name="Preformatted_20_Text"><text:span text:style-name="Source_20_Text"><text:s text:c="3"/>genai.configure() <text:s/># No need to pass api_key if using env var</text:span></text:p>
      <text:p text:style-name="Preformatted_20_Text"/>
      <text:p text:style-name="Preformatted_20_Text"><text:span text:style-name="Source_20_Text"><text:s text:c="3"/>model = genai.GenerativeModel('gemini-2.5-flash') <text:s/># Or 'gemini-1.5-pro' if available in free tier</text:span></text:p>
      <text:p text:style-name="Preformatted_20_Text"/>
      <text:p text:style-name="Preformatted_20_Text"><text:span text:style-name="Source_20_Text"><text:s text:c="3"/>response = model.generate_content("Explain how AI works in a few words.")</text:span></text:p>
      <text:p text:style-name="Preformatted_20_Text"/>
      <text:p text:style-name="P9"><text:span text:style-name="Source_20_Text"><text:s text:c="3"/>print(response.text)</text:span></text:p>
      <text:list text:style-name="L9">
        <text:list-item>
          <text:p text:style-name="P17">Run the script: </text:p>
        </text:list-item>
      </text:list>
      <text:p text:style-name="P9"><text:span text:style-name="Source_20_Text"><text:s text:c="3"/>python test_gemini.py</text:span></text:p>
      <text:p text:style-name="Text_20_body">Expected output: A short explanation like "AI mimics human intelligence through algorithms and data to perform tasks."</text:p>
      <text:p text:style-name="Text_20_body">If you get errors:</text:p>
      <text:list text:style-name="L10">
        <text:list-item>
          <text:p text:style-name="P18">"API key invalid": Regenerate or check your key. </text:p>
        </text:list-item>
        <text:list-item>
          <text:p text:style-name="P18">Rate limit exceeded: Wait a minute (free tier limits ~15 requests/minute; check console.cloud.google.com/apis for your quotas). </text:p>
        </text:list-item>
        <text:list-item>
          <text:p text:style-name="P19">Other issues: Add <text:span text:style-name="Source_20_Text">try-except</text:span> for debugging, e.g., </text:p>
        </text:list-item>
      </text:list>
      <text:p text:style-name="Preformatted_20_Text"><text:span text:style-name="Source_20_Text"><text:s text:c="2"/>try:</text:span></text:p>
      <text:p text:style-name="Preformatted_20_Text"><text:span text:style-name="Source_20_Text"><text:s text:c="6"/># API call here</text:span></text:p>
      <text:p text:style-name="Preformatted_20_Text"><text:span text:style-name="Source_20_Text"><text:s text:c="2"/>except Exception as e:</text:span></text:p>
      <text:p text:style-name="P9"><text:span text:style-name="Source_20_Text"><text:s text:c="6"/>print(f"Error: {e}")</text:span></text:p>
      <text:p text:style-name="Text_20_body">Test multimodal capabilities (free for supported models): Modify the code to include an image (download a sample image first): </text:p>
      <text:p text:style-name="Preformatted_20_Text"><text:span text:style-name="Source_20_Text">response = model.generate_content(["Describe this image:", {"mime_type": "image/jpeg", "data": open("sample.jpg", "rb").read()}])</text:span></text:p>
      <text:p text:style-name="P9"><text:span text:style-name="Source_20_Text">print(response.text)</text:span></text:p>
      <text:p text:style-name="Text_20_body">This confirms text+image input works. 1</text:p>
      <text:p text:style-name="Text_20_body">2</text:p>
      <text:h text:style-name="P2" text:outline-level="3"><text:bookmark text:name="smallcodingtasks"/><text:soft-page-break/>Small Coding Tasks</text:h>
      <text:p text:style-name="Text_20_body">Complete these tasks in separate Python scripts. Submit your code, output screenshots, and a brief explanation (1-2 paragraphs) of what you learned. Use the free tier—avoid exceeding quotas by testing sparingly.</text:p>
      <text:h text:style-name="P20" text:outline-level="4"><text:bookmark text:name="task1textgenerationhaikucreator"/>Task 1: Text Generation - Haiku Creator</text:h>
      <text:p text:style-name="Text_20_body">Write a Python function <text:span text:style-name="Source_20_Text">generate_haiku(topic)</text:span> that uses the Gemini API to create a haiku (5-7-5 syllable structure) about a user-provided topic. Include error handling and print the result.</text:p>
      <text:p text:style-name="Text_20_body">Example usage: <text:span text:style-name="Source_20_Text">generate_haiku("quantum computing")</text:span></text:p>
      <text:p text:style-name="Text_20_body">Expected output: A haiku like:<text:line-break/>"Particles entwine / Waves collapse in mystery / Quantum dreams unfold"</text:p>
      <text:p text:style-name="Text_20_body">Hints: </text:p>
      <text:list text:style-name="L11">
        <text:list-item>
          <text:p text:style-name="P21">Prompt the model effectively, e.g., "Write a haiku about [topic] in 5-7-5 syllables." </text:p>
        </text:list-item>
        <text:list-item>
          <text:p text:style-name="P21">Use <text:span text:style-name="Source_20_Text">model.generate_content()</text:span> and handle responses. </text:p>
        </text:list-item>
        <text:list-item>
          <text:p text:style-name="P22">Test with 2-3 topics. </text:p>
        </text:list-item>
      </text:list>
      <text:h text:style-name="P20" text:outline-level="4"><text:bookmark text:name="task2multimodalanalysisimagedescriberwithtranslation"/>Task 2: Multimodal Analysis - Image Describer with Translation</text:h>
      <text:p text:style-name="Text_20_body">Create a script that: </text:p>
      <text:list text:style-name="L12">
        <text:list-item>
          <text:p text:style-name="P23">Takes an image file path as input. </text:p>
        </text:list-item>
        <text:list-item>
          <text:p text:style-name="P23">Uses Gemini to describe the image in English. </text:p>
        </text:list-item>
        <text:list-item>
          <text:p text:style-name="P23">Translates the description to Spanish (or another language) via a second API call. </text:p>
        </text:list-item>
        <text:list-item>
          <text:p text:style-name="P24">Prints both descriptions. </text:p>
        </text:list-item>
      </text:list>
      <text:p text:style-name="Text_20_body">Example: For an image of a cat, output:<text:line-break/>"English: A fluffy cat sleeping on a windowsill."<text:line-break/>"Spanish: Un gato esponjoso durmiendo en un alféizar."</text:p>
      <text:p text:style-name="Text_20_body">Hints: </text:p>
      <text:list text:style-name="L13">
        <text:list-item>
          <text:p text:style-name="P25">Use multimodal input as in the test example. </text:p>
        </text:list-item>
        <text:list-item>
          <text:p text:style-name="P25">Chain API calls: First for description, second for translation (prompt: "Translate this to Spanish: [description]"). </text:p>
        </text:list-item>
        <text:list-item>
          <text:p text:style-name="P25">Handle file I/O and potential errors (e.g., invalid image). </text:p>
        </text:list-item>
        <text:list-item>
          <text:p text:style-name="P26">Download a public-domain image for testing (e.g., from unsplash.com). </text:p>
        </text:list-item>
      </text:list>
      <text:p text:style-name="Text_20_body">These tasks build skills in API integration, prompting, and handling generative outputs. If stuck, refer to ai.google.dev/gemini-api/docs for more examp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ans-serif" style:font-name-asian="Arial" style:font-family-asian="Arial, sans-serif" style:font-name-complex="Arial" style:font-family-complex="Arial, sans-serif"/>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xported Document</dc:title>
    <dc:date>2025-07-31T13:51:59.134118700</dc:date>
    <meta:editing-duration>PT4M20S</meta:editing-duration>
    <meta:editing-cycles>1</meta:editing-cycles>
    <meta:document-statistic meta:table-count="0" meta:image-count="0" meta:object-count="0" meta:page-count="3" meta:paragraph-count="80" meta:word-count="960" meta:character-count="6281" meta:non-whitespace-character-count="5345"/>
    <meta:generator>LibreOffice/25.2.4.3$Windows_X86_64 LibreOffice_project/33e196637044ead23f5c3226cde09b47731f7e27</meta:generator>
    <meta:user-defined meta:name=""/>
  </office:meta>
</office:document-meta>
</file>